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officeooo:rsid="00133a4c" officeooo:paragraph-rsid="00133a4c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18pt" officeooo:rsid="00144df3" officeooo:paragraph-rsid="00133a4c" style:font-size-asian="15.75pt" style:font-size-complex="18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44df3" officeooo:paragraph-rsid="00144df3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officeooo:rsid="00144df3" officeooo:paragraph-rsid="00144df3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officeooo:rsid="00153d65" officeooo:paragraph-rsid="00153d65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officeooo:rsid="00153d65" officeooo:paragraph-rsid="00168f6e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officeooo:rsid="00153d65" officeooo:paragraph-rsid="00184331" style:font-size-asian="15.75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officeooo:rsid="001b263e" officeooo:paragraph-rsid="001b263e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1b263e" officeooo:paragraph-rsid="001dc27c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rsid="001e3b49" officeooo:paragraph-rsid="001e3b49" style:font-size-asian="15.75pt" style:font-size-complex="18pt"/>
    </style:style>
    <style:style style:name="P11" style:family="paragraph" style:parent-style-name="Standard">
      <style:paragraph-properties fo:text-align="justify" style:justify-single-word="false"/>
      <style:text-properties officeooo:rsid="001f3c16" officeooo:paragraph-rsid="001f3c16"/>
    </style:style>
    <style:style style:name="P12" style:family="paragraph" style:parent-style-name="Standard">
      <style:paragraph-properties fo:text-align="justify" style:justify-single-word="false"/>
      <style:text-properties fo:font-size="16pt" officeooo:rsid="00153d65" officeooo:paragraph-rsid="00144df3" style:font-size-asian="15.75pt" style:font-size-complex="18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153d65" officeooo:paragraph-rsid="00153d65" style:font-size-asian="15.75pt" style:font-size-complex="18pt"/>
    </style:style>
    <style:style style:name="P14" style:family="paragraph" style:parent-style-name="Standard">
      <style:paragraph-properties fo:text-align="justify" style:justify-single-word="false"/>
      <style:text-properties fo:font-size="18pt" officeooo:rsid="001f3c16" officeooo:paragraph-rsid="002139d5" style:font-size-asian="15.75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18pt" officeooo:rsid="001f3c16" officeooo:paragraph-rsid="001f3c16" style:font-size-asian="15.75pt" style:font-size-complex="18pt"/>
    </style:style>
    <style:style style:name="T1" style:family="text">
      <style:text-properties officeooo:rsid="00144df3"/>
    </style:style>
    <style:style style:name="T2" style:family="text">
      <style:text-properties fo:font-size="16pt"/>
    </style:style>
    <style:style style:name="T3" style:family="text">
      <style:text-properties fo:font-size="16pt" officeooo:rsid="00153d65"/>
    </style:style>
    <style:style style:name="T4" style:family="text">
      <style:text-properties officeooo:rsid="00168f6e"/>
    </style:style>
    <style:style style:name="T5" style:family="text">
      <style:text-properties officeooo:rsid="001b263e"/>
    </style:style>
    <style:style style:name="T6" style:family="text">
      <style:text-properties officeooo:rsid="001e3b49"/>
    </style:style>
    <style:style style:name="T7" style:family="text">
      <style:text-properties officeooo:rsid="001f3c16"/>
    </style:style>
    <style:style style:name="T8" style:family="text">
      <style:text-properties fo:font-size="18pt" style:font-size-asian="15.75pt" style:font-size-complex="18pt"/>
    </style:style>
    <style:style style:name="T9" style:family="text">
      <style:text-properties fo:font-size="18pt" officeooo:rsid="002139d5" style:font-size-asian="15.75pt" style:font-size-complex="18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afio 1 – Fábrica de Software – Work<text:span text:style-name="T1">shop</text:span></text:p>
      <text:p text:style-name="P2"/>
      <text:p text:style-name="P3">Aquecimento global e suas consequências no planeta:</text:p>
      <text:p text:style-name="P3"/>
      <text:p text:style-name="P4">1<text:span text:style-name="T2">ª) </text:span><text:span text:style-name="T3">Que fenômeno natural está ligado de forma direta ao aquecimento global?</text:span></text:p>
      <text:p text:style-name="P12"/>
      <text:p text:style-name="P12"/>
      <text:p text:style-name="P13">2ª) O aquecimento global é algo natural do planeta Terra, porém nos últimos anos vem crescendo por conta de qual ação humana?</text:p>
      <text:p text:style-name="P5"/>
      <text:p text:style-name="P5"/>
      <text:p text:style-name="P6">3ª) <text:span text:style-name="T4">Cite uma forma de diminuir e amenizar o aquecimento global:</text:span></text:p>
      <text:p text:style-name="P6"/>
      <text:p text:style-name="P6"/>
      <text:p text:style-name="P7"><text:span text:style-name="T4">4ª) </text:span><text:span text:style-name="T5">Qual a principal consequência do aquecimento global ?</text:span></text:p>
      <text:p text:style-name="P8"/>
      <text:p text:style-name="P8"/>
      <text:p text:style-name="P8">5ª) Você já sentiu alguma consequência do aquecimento global?</text:p>
      <text:p text:style-name="P8"/>
      <text:p text:style-name="P8"/>
      <text:p text:style-name="P8">6ª) <text:span text:style-name="T6">O que a floresta amazônica tem a ver com o aquecimento global?</text:span></text:p>
      <text:p text:style-name="P8"/>
      <text:p text:style-name="P8"/>
      <text:p text:style-name="P10">7ª) <text:span text:style-name="T7">Qual os principais gases causadores do efeito estufa?</text:span></text:p>
      <text:p text:style-name="P10"/>
      <text:p text:style-name="P14">8ª) Qual é a fonte de energia mais indicada para diminuição dos gases causadores do aquecimento global?</text:p>
      <text:p text:style-name="P15"/>
      <text:p text:style-name="P15"/>
      <text:p text:style-name="P15">9ª) Cite um efeito danoso do aquecimento global que é visto nas áreas oceânicas:</text:p>
      <text:p text:style-name="P15"><text:s text:c="2"/></text:p>
      <text:p text:style-name="P15"/>
      <text:p text:style-name="P11"><text:soft-page-break/><text:span text:style-name="T8">10ª) </text:span><text:span text:style-name="T9">Qual a melhor definição para o conceito de aquecimento global?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Objeto1" text:anchor-type="char" svg:x="1.12cm" svg:y="0.344cm" svg:width="15.215cm" svg:height="8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9"><text:tab/></text:p>
      <text:p text:style-name="P9"><text:tab/></text:p>
      <text:p text:style-name="P7"/>
      <text:p text:style-name="P7"/>
      <text:p text:style-name="P7"/>
      <text:p text:style-name="P7"/>
      <text:p text:style-name="P7"/>
      <text:p text:style-name="P7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8T19:36:04.448000000</meta:creation-date>
    <meta:generator>LibreOffice/7.3.6.2$Windows_X86_64 LibreOffice_project/c28ca90fd6e1a19e189fc16c05f8f8924961e12e</meta:generator>
    <dc:date>2023-08-29T10:58:45.002000000</dc:date>
    <meta:editing-duration>PT8M37S</meta:editing-duration>
    <meta:editing-cycles>2</meta:editing-cycles>
    <meta:document-statistic meta:table-count="0" meta:image-count="0" meta:object-count="1" meta:page-count="3" meta:paragraph-count="15" meta:word-count="140" meta:character-count="851" meta:non-whitespace-character-count="71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0036" number:language="pt" number:country="B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215cm" svg:height="8.556cm" xlink:href="." xlink:type="simple" chart:class="chart:bar" chart:style-name="ch1">
        <chart:legend chart:legend-position="end" svg:x="10.147cm" svg:y="3.78cm" style:legend-expansion="high" chart:style-name="ch2"/>
        <chart:plot-area chart:style-name="ch3" chart:data-source-has-labels="both" svg:x="0.304cm" svg:y="0.171cm" svg:width="9.539cm" svg:height="8.214cm">
          <chart:coordinate-region svg:x="1.481cm" svg:y="0.37cm" svg:width="8.362cm" svg:height="7.36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iores emissores de dióxido de Carbono do mundo</text:p>
              </table:table-cell>
            </table:table-row>
          </table:table-header-rows>
          <table:table-rows>
            <table:table-row>
              <table:table-cell office:value-type="string">
                <text:p>China</text:p>
              </table:table-cell>
              <table:table-cell office:value-type="float" office:value="11256">
                <text:p>11256</text:p>
              </table:table-cell>
            </table:table-row>
            <table:table-row>
              <table:table-cell office:value-type="string">
                <text:p>EUA</text:p>
              </table:table-cell>
              <table:table-cell office:value-type="float" office:value="5275">
                <text:p>5275</text:p>
              </table:table-cell>
            </table:table-row>
            <table:table-row>
              <table:table-cell office:value-type="string">
                <text:p>União Européia</text:p>
              </table:table-cell>
              <table:table-cell office:value-type="float" office:value="3457">
                <text:p>3457</text:p>
              </table:table-cell>
            </table:table-row>
            <table:table-row>
              <table:table-cell office:value-type="string">
                <text:p>Índia</text:p>
              </table:table-cell>
              <table:table-cell office:value-type="float" office:value="2622">
                <text:p>2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6.2$Windows_X86_64 LibreOffice_project/c28ca90fd6e1a19e189fc16c05f8f8924961e12e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